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historydialog7.py" manifest:media-type=""/>
  <manifest:file-entry manifest:full-path="Scripts/python/pythonpath/indoc/historydialog6.py" manifest:media-type=""/>
  <manifest:file-entry manifest:full-path="Scripts/python/pythonpath/indoc/listeners.py" manifest:media-type=""/>
  <manifest:file-entry manifest:full-path="Scripts/python/pythonpath/indoc/historydialog5.py" manifest:media-type=""/>
  <manifest:file-entry manifest:full-path="Scripts/python/pythonpath/indoc/commons.py" manifest:media-type=""/>
  <manifest:file-entry manifest:full-path="Scripts/python/pythonpath/indoc/historydialog1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4.py" manifest:media-type=""/>
  <manifest:file-entry manifest:full-path="Scripts/python/pythonpath/indoc/historydialog2.py" manifest:media-type=""/>
  <manifest:file-entry manifest:full-path="Scripts/python/pythonpath/indoc/historydialog3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1016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7" office:value-type="string" calcext:value-type="string">
            <text:p>historydialog5</text:p>
          </table:table-cell>
          <table:table-cell table:style-name="ce7" office:value-type="string" calcext:value-type="string">
            <text:p>historydialog6</text:p>
          </table:table-cell>
          <table:table-cell table:style-name="ce7" office:value-type="string" calcext:value-type="string">
            <text:p>historydialog7</text:p>
          </table:table-cell>
          <table:table-cell table:style-name="ce9"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8" office:value-type="string" calcext:value-type="string">
            <text:p>e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/>
          <table:table-cell office:value-type="string" calcext:value-type="string">
            <text:p>wr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8" office:value-type="string" calcext:value-type="string">
            <text:p>3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qwe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2"/>
          <table:table-cell table:style-name="ce8" office:value-type="string" calcext:value-type="string">
            <text:p>et</text:p>
          </table:table-cell>
          <table:table-cell/>
          <table:table-cell table:style-name="ce8"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2"/>
          <table:table-cell table:style-name="ce8" office:value-type="string" calcext:value-type="string">
            <text:p>1234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2"/>
          <table:table-cell table:style-name="ce8" office:value-type="string" calcext:value-type="string">
            <text:p>123</text:p>
          </table:table-cell>
          <table:table-cell/>
          <table:table-cell table:style-name="ce8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8" office:value-type="string" calcext:value-type="string">
            <text:p>12</text:p>
          </table:table-cell>
          <table:table-cell/>
          <table:table-cell table:style-name="ce8"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/>
          <table:table-cell table:style-name="ce8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8" office:value-type="string" calcext:value-type="string">
            <text:p>5</text:p>
          </table:table-cell>
          <table:table-cell/>
          <table:table-cell table:style-name="ce8"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6</text:p>
          </table:table-cell>
          <table:table-cell/>
          <table:table-cell table:style-name="ce8" office:value-type="string" calcext:value-type="string">
            <text:p>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67</text:p>
          </table:table-cell>
          <table:table-cell/>
          <table:table-cell table:style-name="ce8" office:value-type="string" calcext:value-type="string">
            <text:p>5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891</text:p>
          </table:table-cell>
          <table:table-cell/>
          <table:table-cell table:style-name="ce8" office:value-type="string" calcext:value-type="string">
            <text:p>8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8</text:p>
          </table:table-cell>
          <table:table-cell/>
          <table:table-cell table:style-name="ce8"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89</text:p>
          </table:table-cell>
          <table:table-cell/>
          <table:table-cell table:style-name="ce8" office:value-type="string" calcext:value-type="string">
            <text:p>89</text:p>
          </table:table-cell>
          <table:table-cell table:number-columns-repeated="1016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Height": 97, "Width": 62, "CheckBox2sate": 1, "CheckBox1sate": 0, "OptionCheck": fals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CheckBox1sate": 1, "Width": 266, "Height": 14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Height": 173, "Width": 228, "CheckBox1sate": 1, "CheckBox2sate": 1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, ["1234"], ["123"], ["12"], ["1"], ["5"], ["56"], ["567"], ["891"], ["8"], ["89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Height": 126, "CheckBox1sate": 1, "CheckBox2sate": 1, "Width": 228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  <table:table-row table:style-name="ro1">
          <table:table-cell office:value-type="string" calcext:value-type="string">
            <text:p>dialogstate_historydialog7</text:p>
          </table:table-cell>
          <table:table-cell office:value-type="string" calcext:value-type="string">
            <text:p>{"Width": 249, "CheckBox1sate": 1, "CheckBox2sate": 0, "Height": 361}</text:p>
          </table:table-cell>
        </table:table-row>
        <table:table-row table:style-name="ro1">
          <table:table-cell office:value-type="string" calcext:value-type="string">
            <text:p>GridDatarows_historydialog7</text:p>
          </table:table-cell>
          <table:table-cell office:value-type="string" calcext:value-type="string">
            <text:p>[["wer"], ["wrw"], ["3"], ["qwert"], ["wet"], ["et"], ["343"], ["123"], ["12"], ["1"]]</text:p>
          </table:table-cell>
        </table:table-row>
      </table:table>
      <table:named-expressions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historydialog7" table:base-cell-address="$config.$B$9" table:cell-range-address="$config.$B$9"/>
        <table:named-range table:name="dialogstate_staticdialog1" table:base-cell-address="$config.$B$1" table:cell-range-address="$config.$B$1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historydialog7" table:base-cell-address="$config.$B$10" table:cell-range-address="$config.$B$10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00/00/00</text:date>, <text:time style:data-style-name="N2" text:time-value="16:46:19.17378577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7T16:49:33.547628635</dc:date>
    <meta:editing-duration>P1DT14H12M58S</meta:editing-duration>
    <meta:editing-cycles>269</meta:editing-cycles>
    <meta:document-statistic meta:table-count="2" meta:cell-count="159" meta:object-count="0"/>
  </office:meta>
</office:document-meta>
</file>